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1cm" svg:height="8.691cm" svg:x="0.0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4:57:07.875089733</dc:date>
    <meta:editing-duration>PT2M35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692cm" xlink:href="." xlink:type="simple" chart:class="chart:scatter" chart:style-name="ch1">
        <chart:plot-area chart:style-name="ch2" chart:data-source-has-labels="both" svg:x="0.303cm" svg:y="0.173cm" svg:width="14.586cm" svg:height="8.346cm">
          <chartooo:coordinate-region svg:x="1.136cm" svg:y="0.372cm" svg:width="13.659cm" svg:height="7.948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0627905195293125">
                <text:p>0.062790519529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0627905195293154">
                <text:p>0.0627905195293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68583161128632">
                <text:p>-0.968583161128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684547105928691">
                <text:p>-0.684547105928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87381314585728">
                <text:p>-0.1873813145857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368124552684675">
                <text:p>0.368124552684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637423989748693">
                <text:p>0.6374239897486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125333233564308">
                <text:p>0.1253332335643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844327925502013">
                <text:p>-0.8443279255020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